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bit Sans Mono TT Medium" svg:font-family="'Urbit Sans Mono TT Medium'" style:font-adornments="Regular" style:font-family-generic="swiss" style:font-pitch="variable"/>
    <style:font-face style:name="Urbit Sans Mono TT Medium1" svg:font-family="'Urbit Sans Mono TT Medium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5b8967" draw:marker-start-width="0.356cm" draw:marker-end-width="0.356cm" draw:fill="solid" draw:fill-color="#ffffff" draw:textarea-horizontal-align="justify" draw:textarea-vertical-align="middle" draw:auto-grow-height="false" fo:min-height="2.669cm" fo:min-width="5.594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solid" draw:fill-color="#ffffff" fo:min-height="0.767cm" fo:padding-left="0.127cm" fo:padding-right="0.127cm"/>
      <style:paragraph-properties style:writing-mode="lr-tb"/>
    </style:style>
    <style:style style:name="gr3" style:family="graphic" style:parent-style-name="standard">
      <style:graphic-properties svg:stroke-width="0.102cm" svg:stroke-color="#6d519a" draw:marker-start-width="0.356cm" draw:marker-end-width="0.356cm" draw:fill="solid" draw:fill-color="#ffffff" draw:textarea-horizontal-align="justify" draw:textarea-vertical-align="middle" draw:auto-grow-height="false" fo:min-height="8.521cm" fo:min-width="5.44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5872ac" draw:marker-start-width="0.356cm" draw:marker-end-width="0.356cm" draw:fill="solid" draw:fill-color="#ffffff" draw:textarea-horizontal-align="justify" draw:textarea-vertical-align="middle" draw:auto-grow-height="false" fo:min-height="2.862cm" fo:min-width="5.586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solid" draw:fill-color="#ffffff" fo:min-height="0.786cm" fo:padding-left="0.127cm" fo:padding-right="0.127cm"/>
      <style:paragraph-properties style:writing-mode="lr-tb"/>
    </style:style>
    <style:style style:name="gr6" style:family="graphic" style:parent-style-name="standard">
      <style:graphic-properties svg:stroke-width="0.051cm" svg:stroke-color="#5b8967" draw:marker-start-width="0.279cm" draw:marker-end-width="0.279cm" draw:fill="solid" draw:fill-color="#b3cac7" draw:textarea-horizontal-align="justify" draw:textarea-vertical-align="middle" draw:auto-grow-height="false" fo:min-height="1.022cm" fo:min-width="4.581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6d519a" draw:marker-start-width="0.279cm" draw:marker-end-width="0.279cm" draw:fill="solid" draw:fill-color="#dedce6" draw:textarea-horizontal-align="justify" draw:textarea-vertical-align="middle" draw:auto-grow-height="false" fo:min-height="0.972cm" fo:min-width="4.531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5872ac" draw:marker-start-width="0.279cm" draw:marker-end-width="0.279cm" draw:fill="solid" draw:fill-color="#dee6ef" draw:textarea-horizontal-align="justify" draw:textarea-vertical-align="middle" draw:auto-grow-height="false" fo:min-height="0.972cm" fo:min-width="4.531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102cm" svg:stroke-color="#666666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style:font-name="Urbit Sans Mono TT Medium" fo:font-weight="normal"/>
    </style:style>
    <style:style style:name="P3" style:family="paragraph">
      <loext:graphic-properties draw:fill="solid" draw:fill-color="#ffffff"/>
      <style:paragraph-properties fo:text-align="center"/>
      <style:text-properties style:font-name="Urbit Sans Mono TT Medium" fo:font-weight="normal"/>
    </style:style>
    <style:style style:name="P4" style:family="paragraph">
      <style:paragraph-properties fo:text-align="center"/>
      <style:text-properties style:font-name="Urbit Sans Mono TT Medium1"/>
    </style:style>
    <style:style style:name="P5" style:family="paragraph">
      <loext:graphic-properties draw:fill="solid" draw:fill-color="#b3cac7"/>
      <style:paragraph-properties fo:text-align="center"/>
      <style:text-properties style:font-name="Urbit Sans Mono TT Medium1"/>
    </style:style>
    <style:style style:name="P6" style:family="paragraph">
      <loext:graphic-properties draw:fill="solid" draw:fill-color="#dedce6"/>
      <style:paragraph-properties fo:text-align="center"/>
      <style:text-properties style:font-name="Urbit Sans Mono TT Medium1"/>
    </style:style>
    <style:style style:name="P7" style:family="paragraph">
      <loext:graphic-properties draw:fill="solid" draw:fill-color="#dee6ef"/>
      <style:paragraph-properties fo:text-align="center"/>
      <style:text-properties style:font-name="Urbit Sans Mono TT Medium1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Urbit Sans Mono TT Medium" fo:font-weight="normal"/>
    </style:style>
    <style:style style:name="T2" style:family="text">
      <style:text-properties style:font-name="Urbit Sans Mono TT Medium1" fo:font-style="normal" style:font-style-asian="normal" style:font-style-complex="normal"/>
    </style:style>
    <style:style style:name="T3" style:family="text">
      <style:text-properties style:font-name="Urbit Sans Mono TT Medium1"/>
    </style:style>
    <style:style style:name="T4" style:family="text">
      <style:text-properties style:font-name="Urbit Sans Mono TT Medium1" fo:font-size="8pt" style:font-size-asian="8pt" style:font-size-complex="8pt"/>
    </style:style>
    <style:style style:name="T5" style:family="text">
      <style:text-properties style:font-name="Urbit Sans Mono TT Medium1"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175cm" svg:x="2.617cm" svg:y="3.317cm">
          <text:p/>
          <draw:enhanced-geometry svg:viewBox="0 0 21600 21600" draw:path-stretchpoint-x="10800" draw:path-stretchpoint-y="10800" draw:text-areas="?f3 ?f4 ?f5 ?f6" draw:type="round-rectangle" draw:modifiers="1788.3311724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07cm" svg:height="1.017cm" svg:x="3.087cm" svg:y="2.8cm">
          <draw:text-box>
            <text:p text:style-name="P2"><text:span text:style-name="T1">%ahoy</text:span></text:p>
          </draw:text-box>
        </draw:frame>
        <draw:custom-shape draw:style-name="gr3" draw:text-style-name="P1" draw:layer="layout" svg:width="6.35cm" svg:height="9.181cm" svg:x="11.618cm" svg:y="3.344cm">
          <text:p/>
          <draw:enhanced-geometry svg:viewBox="0 0 21600 21600" draw:path-stretchpoint-x="10800" draw:path-stretchpoint-y="10800" draw:text-areas="?f3 ?f4 ?f5 ?f6" draw:type="round-rectangle" draw:modifiers="1788.3311724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07cm" svg:height="1.017cm" svg:x="12.088cm" svg:y="2.827cm">
          <draw:text-box>
            <text:p text:style-name="P2"><text:span text:style-name="T1">%mush</text:span></text:p>
          </draw:text-box>
        </draw:frame>
        <draw:custom-shape draw:style-name="gr4" draw:text-style-name="P1" draw:layer="layout" svg:width="6.35cm" svg:height="3.376cm" svg:x="2.619cm" svg:y="9.171cm">
          <text:p/>
          <draw:enhanced-geometry svg:viewBox="0 0 21600 21600" draw:path-stretchpoint-x="10800" draw:path-stretchpoint-y="10800" draw:text-areas="?f3 ?f4 ?f5 ?f6" draw:type="round-rectangle" draw:modifiers="1788.3311724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424cm" svg:height="1.036cm" svg:x="3.089cm" svg:y="8.654cm">
          <draw:text-box>
            <text:p text:style-name="P2"><text:span text:style-name="T1">client</text:span></text:p>
          </draw:text-box>
        </draw:frame>
        <draw:custom-shape draw:style-name="gr6" draw:text-style-name="P5" xml:id="id2" draw:id="id2" draw:layer="layout" svg:width="5.08cm" svg:height="1.587cm" svg:x="3.252cm" svg:y="4.27cm">
          <text:p text:style-name="P4"><text:span text:style-name="T2">/app/</text:span><text:span text:style-name="T3">ahoy</text:span></text:p>
          <text:p text:style-name="P4"><text:span text:style-name="T4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6" xml:id="id1" draw:id="id1" draw:layer="layout" svg:width="5.08cm" svg:height="1.587cm" svg:x="12.253cm" svg:y="4.27cm">
          <text:p text:style-name="P4"><text:span text:style-name="T2">/app/mush</text:span></text:p>
          <text:p text:style-name="P4"><text:span text:style-name="T4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6" xml:id="id4" draw:id="id4" draw:layer="layout" svg:width="5.08cm" svg:height="1.587cm" svg:x="12.254cm" svg:y="10.27cm">
          <text:p text:style-name="P4"><text:span text:style-name="T2">/lib/mush</text:span></text:p>
          <text:p text:style-name="P4"><text:span text:style-name="T4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6" xml:id="id5" draw:id="id5" draw:layer="layout" svg:width="5.08cm" svg:height="1.587cm" svg:x="12.254cm" svg:y="7.27cm">
          <text:p text:style-name="P4"><text:span text:style-name="T2">/app/dog</text:span></text:p>
          <text:p text:style-name="P4"><text:span text:style-name="T5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7" xml:id="id3" draw:id="id3" draw:layer="layout" svg:width="5.08cm" svg:height="1.587cm" svg:x="3.252cm" svg:y="10.274cm">
          <text:p text:style-name="P4"><text:span text:style-name="T2">/app/client</text:span></text:p>
          <text:p text:style-name="P4"><text:span text:style-name="T4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9" draw:text-style-name="P8" draw:layer="layout" svg:x1="12.253cm" svg:y1="5.064cm" svg:x2="8.332cm" svg:y2="5.064cm" draw:start-shape="id1" draw:start-glue-point="5" draw:end-shape="id2" draw:end-glue-point="7" svg:d="M12253 5064h-3921" svg:viewBox="0 0 3922 1">
          <text:p/>
        </draw:connector>
        <draw:connector draw:style-name="gr9" draw:text-style-name="P8" draw:layer="layout" svg:x1="8.332cm" svg:y1="11.068cm" svg:x2="12.254cm" svg:y2="11.064cm" draw:start-shape="id3" draw:start-glue-point="7" draw:end-shape="id4" draw:end-glue-point="5" svg:d="M8332 11068h1962v-4h1960" svg:viewBox="0 0 3923 5">
          <text:p/>
        </draw:connector>
        <draw:connector draw:style-name="gr9" draw:text-style-name="P8" draw:layer="layout" draw:line-skew="0.601cm" svg:x1="17.333cm" svg:y1="5.064cm" svg:x2="17.334cm" svg:y2="8.064cm" draw:start-shape="id1" draw:start-glue-point="7" draw:end-shape="id5" draw:end-glue-point="7" svg:d="M17333 5064h1129v3000h-1128" svg:viewBox="0 0 1130 3001">
          <text:p/>
        </draw:connector>
        <draw:connector draw:style-name="gr9" draw:text-style-name="P8" draw:layer="layout" draw:line-skew="-0.568cm" svg:x1="12.254cm" svg:y1="8.064cm" svg:x2="14.793cm" svg:y2="5.857cm" draw:start-shape="id5" draw:start-glue-point="5" draw:end-shape="id1" draw:end-glue-point="6" svg:d="M12254 8064h-1094v-1501h3633v-706" svg:viewBox="0 0 3634 220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bit Sans Mono TT Medium" svg:font-family="'Urbit Sans Mono TT Medium'" style:font-adornments="Regular" style:font-family-generic="swiss" style:font-pitch="variable"/>
    <style:font-face style:name="Urbit Sans Mono TT Medium1" svg:font-family="'Urbit Sans Mono TT Medium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30T10:53:15.519580235</meta:creation-date>
    <dc:date>2023-03-30T15:09:45.178584399</dc:date>
    <meta:editing-duration>PT27M40S</meta:editing-duration>
    <meta:editing-cycles>3</meta:editing-cycles>
    <meta:generator>LibreOffice/7.3.7.2$Linux_X86_64 LibreOffice_project/30$Build-2</meta:generator>
    <meta:document-statistic meta:object-count="15"/>
  </office:meta>
</office:document-meta>
</file>